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21cm" fo:min-width="2.203cm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091cm" fo:min-width="1.568cm"/>
    </style:style>
    <style:style style:name="gr7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302cm" fo:min-width="0.78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68cm" svg:height="0.806cm" svg:x="9.107cm" svg:y="1.67cm">
          <draw:text-box>
            <text:p text:style-name="P1"><text:span text:style-name="T1">1/0/0/0/andreav/INT/stable</text:span></text:p>
          </draw:text-box>
        </draw:frame>
        <draw:line draw:style-name="gr2" draw:text-style-name="P3" draw:layer="layout" svg:x1="12cm" svg:y1="2.84cm" svg:x2="12cm" svg:y2="17.08cm">
          <text:p/>
        </draw:line>
        <draw:custom-shape draw:style-name="gr3" draw:text-style-name="P3" xml:id="id1" draw:id="id1" draw:layer="layout" svg:width="0.426cm" svg:height="0.439cm" svg:x="4.774cm" svg:y="4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0.426cm" svg:height="0.439cm" svg:x="4.774cm" svg:y="6.2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" draw:id="id3" draw:layer="layout" svg:width="0.426cm" svg:height="0.439cm" svg:x="4.773cm" svg:y="7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4.987cm" svg:y1="5.286cm" svg:x2="4.987cm" svg:y2="6.292cm" draw:start-shape="id1" draw:start-glue-point="8" draw:end-shape="id2" draw:end-glue-point="4" svg:d="m4987 5286v1006">
          <text:p/>
        </draw:connector>
        <draw:connector draw:style-name="gr4" draw:text-style-name="P3" draw:layer="layout" draw:type="line" svg:x1="4.987cm" svg:y1="6.731cm" svg:x2="4.986cm" svg:y2="7.962cm" draw:start-shape="id2" draw:start-glue-point="8" draw:end-shape="id3" draw:end-glue-point="4" svg:d="m4987 6731-1 1231">
          <text:p/>
        </draw:connector>
        <draw:custom-shape draw:style-name="gr3" draw:text-style-name="P3" xml:id="id4" draw:id="id4" draw:layer="layout" svg:width="0.426cm" svg:height="0.439cm" svg:x="6.251cm" svg:y="3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6.313cm" svg:y1="4.186cm" svg:x2="5.138cm" svg:y2="4.911cm" draw:start-shape="id4" draw:start-glue-point="7" draw:end-shape="id1" draw:end-glue-point="11" svg:d="m6313 4186-1175 725">
          <text:p/>
        </draw:connector>
        <draw:custom-shape draw:style-name="gr3" draw:text-style-name="P3" xml:id="id5" draw:id="id5" draw:layer="layout" svg:width="0.426cm" svg:height="0.439cm" svg:x="6.254cm" svg:y="8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5.137cm" svg:y1="8.337cm" svg:x2="6.316cm" svg:y2="8.922cm" draw:start-shape="id3" draw:start-glue-point="9" draw:end-shape="id5" draw:end-glue-point="5" svg:d="m5137 8337 1179 585">
          <text:p/>
        </draw:connector>
        <draw:frame draw:style-name="gr5" draw:text-style-name="P2" draw:layer="layout" svg:width="3.338cm" svg:height="0.806cm" svg:x="1.237cm" svg:y="6.079cm">
          <draw:text-box>
            <text:p text:style-name="P1"><text:span text:style-name="T1">FIX/1234567</text:span></text:p>
          </draw:text-box>
        </draw:frame>
        <draw:frame draw:style-name="gr6" draw:text-style-name="P2" draw:layer="layout" svg:width="2.487cm" svg:height="0.806cm" svg:x="2.037cm" svg:y="7.379cm">
          <draw:text-box>
            <text:p text:style-name="P1"><text:span text:style-name="T1">DEV/000</text:span></text:p>
          </draw:text-box>
        </draw:frame>
        <draw:frame draw:style-name="gr7" draw:text-style-name="P2" draw:layer="layout" svg:width="2.784cm" svg:height="0.806cm" svg:x="1.7cm" svg:y="8.184cm">
          <draw:text-box>
            <text:p text:style-name="P1"><text:span text:style-name="T1">FTR/topic</text:span></text:p>
          </draw:text-box>
        </draw:frame>
        <draw:frame draw:style-name="gr1" draw:text-style-name="P2" draw:layer="layout" svg:width="7.004cm" svg:height="0.806cm" svg:x="1.535cm" svg:y="1.57cm">
          <draw:text-box>
            <text:p text:style-name="P1"><text:span text:style-name="T1">1/0/0/0/andreav/INT/develop</text:span></text:p>
          </draw:text-box>
        </draw:frame>
        <draw:line draw:style-name="gr8" draw:text-style-name="P3" draw:layer="layout" svg:x1="22.59cm" svg:y1="3.54cm" svg:x2="22.59cm" svg:y2="6.08cm">
          <text:p text:style-name="P3">Time</text:p>
          <text:p text:style-name="P3"/>
        </draw:line>
        <draw:frame draw:style-name="gr5" draw:text-style-name="P2" draw:layer="layout" svg:width="3.956cm" svg:height="0.806cm" svg:x="2.042cm" svg:y="3.369cm">
          <draw:text-box>
            <text:p text:style-name="P1"><text:span text:style-name="T1">NEW/BRANCH</text:span></text:p>
          </draw:text-box>
        </draw:frame>
        <draw:custom-shape draw:style-name="gr3" draw:text-style-name="P3" xml:id="id6" draw:id="id6" draw:layer="layout" svg:width="0.426cm" svg:height="0.439cm" svg:x="4.774cm" svg:y="7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7" draw:id="id7" draw:layer="layout" svg:width="0.426cm" svg:height="0.439cm" svg:x="6.255cm" svg:y="8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5.138cm" svg:y1="8.338cm" svg:x2="6.317cm" svg:y2="8.923cm" draw:start-shape="id6" draw:start-glue-point="9" draw:end-shape="id7" draw:end-glue-point="5" svg:d="m5138 8338 1179 585">
          <text:p/>
        </draw:connector>
        <draw:custom-shape draw:style-name="gr3" draw:text-style-name="P3" xml:id="id8" draw:id="id8" draw:layer="layout" svg:width="0.426cm" svg:height="0.439cm" svg:x="11.795cm" svg:y="9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6.681cm" svg:y1="9.079cm" svg:x2="11.795cm" svg:y2="10.11cm" draw:start-shape="id7" draw:start-glue-point="10" draw:end-shape="id8" draw:end-glue-point="6" svg:d="m6681 9079 5114 1031">
          <text:p/>
        </draw:connector>
        <draw:custom-shape draw:style-name="gr3" draw:text-style-name="P3" xml:id="id9" draw:id="id9" draw:layer="layout" svg:width="0.426cm" svg:height="0.439cm" svg:x="12.939cm" svg:y="10.7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2.159cm" svg:y1="10.265cm" svg:x2="13.303cm" svg:y2="10.785cm" draw:start-shape="id8" draw:start-glue-point="9" draw:end-shape="id9" draw:end-glue-point="11" svg:d="m12159 10265 1144 520">
          <text:p/>
        </draw:connector>
        <draw:frame draw:style-name="gr5" draw:text-style-name="P2" draw:layer="layout" svg:width="3.313cm" svg:height="0.806cm" svg:x="13.637cm" svg:y="9.825cm">
          <draw:text-box>
            <text:p text:style-name="P1"><text:span text:style-name="T1">FIX/1122334</text:span></text:p>
          </draw:text-box>
        </draw:frame>
        <draw:frame draw:style-name="gr6" draw:text-style-name="P2" draw:layer="layout" svg:width="2.487cm" svg:height="0.806cm" svg:x="13.623cm" svg:y="10.489cm">
          <draw:text-box>
            <text:p text:style-name="P1"><text:span text:style-name="T1">DEV/000</text:span></text:p>
          </draw:text-box>
        </draw:frame>
        <draw:frame draw:style-name="gr7" draw:text-style-name="P2" draw:layer="layout" svg:width="2.758cm" svg:height="0.806cm" svg:x="13.686cm" svg:y="11.294cm">
          <draw:text-box>
            <text:p text:style-name="P1"><text:span text:style-name="T1">FIX/hotfix</text:span></text:p>
          </draw:text-box>
        </draw:frame>
        <draw:custom-shape draw:style-name="gr3" draw:text-style-name="P3" xml:id="id10" draw:id="id10" draw:layer="layout" svg:width="0.426cm" svg:height="0.439cm" svg:x="11.795cm" svg:y="11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3.152cm" svg:y1="11.16cm" svg:x2="12.159cm" svg:y2="11.755cm" draw:start-shape="id9" draw:start-glue-point="8" draw:end-shape="id10" draw:end-glue-point="11" svg:d="m13152 11160-993 595">
          <text:p/>
        </draw:connector>
        <draw:frame draw:style-name="gr6" draw:text-style-name="P2" draw:layer="layout" svg:width="3.067cm" svg:height="0.806cm" svg:x="10.708cm" svg:y="12.689cm">
          <draw:text-box>
            <text:p text:style-name="P1"><text:span text:style-name="T1">LIV/Drop.B</text:span></text:p>
          </draw:text-box>
        </draw:frame>
        <draw:frame draw:style-name="gr6" draw:text-style-name="P2" draw:layer="layout" svg:width="3.288cm" svg:height="0.806cm" svg:x="10.525cm" svg:y="8.62cm">
          <draw:text-box>
            <text:p text:style-name="P1"><text:span text:style-name="T1">STB/Drop.B</text:span></text:p>
          </draw:text-box>
        </draw:frame>
        <draw:frame draw:style-name="gr6" draw:text-style-name="P2" draw:layer="layout" svg:width="3.288cm" svg:height="0.806cm" svg:x="6.715cm" svg:y="7.785cm">
          <draw:text-box>
            <text:p text:style-name="P1"><text:span text:style-name="T1">STB/Drop.B</text:span></text:p>
          </draw:text-box>
        </draw:frame>
        <draw:line draw:style-name="gr2" draw:text-style-name="P3" draw:layer="layout" svg:x1="6.5cm" svg:y1="2.94cm" svg:x2="6.5cm" svg:y2="17.18cm">
          <text:p/>
        </draw:line>
        <draw:custom-shape draw:style-name="gr3" draw:text-style-name="P3" xml:id="id14" draw:id="id14" draw:layer="layout" svg:width="0.426cm" svg:height="0.439cm" svg:x="6.289cm" svg:y="13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1" draw:id="id11" draw:layer="layout" svg:width="0.426cm" svg:height="0.439cm" svg:x="6.28cm" svg:y="9.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2" draw:id="id12" draw:layer="layout" svg:width="0.426cm" svg:height="0.439cm" svg:x="4.924cm" svg:y="10.8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6.28cm" svg:y1="10.21cm" svg:x2="5.288cm" svg:y2="10.885cm" draw:start-shape="id11" draw:start-glue-point="6" draw:end-shape="id12" draw:end-glue-point="11" svg:d="m6280 10210-992 675">
          <text:p/>
        </draw:connector>
        <draw:custom-shape draw:style-name="gr3" draw:text-style-name="P3" xml:id="id13" draw:id="id13" draw:layer="layout" svg:width="0.426cm" svg:height="0.439cm" svg:x="6.28cm" svg:y="11.7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5.288cm" svg:y1="11.196cm" svg:x2="6.342cm" svg:y2="11.855cm" draw:start-shape="id12" draw:start-glue-point="9" draw:end-shape="id13" draw:end-glue-point="5" svg:d="m5288 11196 1054 659">
          <text:p/>
        </draw:connector>
        <draw:connector draw:style-name="gr4" draw:text-style-name="P3" draw:layer="layout" draw:type="line" svg:x1="11.857cm" svg:y1="12.066cm" svg:x2="6.715cm" svg:y2="13.416cm" draw:start-shape="id10" draw:start-glue-point="7" draw:end-shape="id14" draw:end-glue-point="10" svg:d="m11857 12066-5142 1350">
          <text:p/>
        </draw:connector>
        <draw:frame draw:style-name="gr9" draw:text-style-name="P4" draw:layer="layout" svg:width="0.739cm" svg:height="0.725cm" svg:x="7.169cm" svg:y="2.4cm">
          <draw:text-box>
            <text:p><text:span text:style-name="T2">1</text:span></text:p>
          </draw:text-box>
        </draw:frame>
        <draw:frame draw:style-name="gr9" draw:text-style-name="P4" draw:layer="layout" svg:width="0.739cm" svg:height="0.725cm" svg:x="9.89cm" svg:y="2.469cm">
          <draw:text-box>
            <text:p><text:span text:style-name="T2">2</text:span></text:p>
          </draw:text-box>
        </draw:frame>
        <draw:frame draw:style-name="gr9" draw:text-style-name="P4" draw:layer="layout" svg:width="0.739cm" svg:height="0.725cm" svg:x="1.335cm" svg:y="9.055cm">
          <draw:text-box>
            <text:p><text:span text:style-name="T2">3</text:span></text:p>
          </draw:text-box>
        </draw:frame>
        <draw:frame draw:style-name="gr9" draw:text-style-name="P4" draw:layer="layout" svg:width="0.739cm" svg:height="0.725cm" svg:x="5.145cm" svg:y="4.945cm">
          <draw:text-box>
            <text:p text:style-name="P4"><text:span text:style-name="T2">4</text:span></text:p>
          </draw:text-box>
        </draw:frame>
        <draw:frame draw:style-name="gr9" draw:text-style-name="P4" draw:layer="layout" svg:width="0.739cm" svg:height="0.725cm" svg:x="5.141cm" svg:y="7.55cm">
          <draw:text-box>
            <text:p text:style-name="P4"><text:span text:style-name="T2">5</text:span></text:p>
          </draw:text-box>
        </draw:frame>
        <draw:frame draw:style-name="gr9" draw:text-style-name="P4" draw:layer="layout" svg:width="0.739cm" svg:height="0.725cm" svg:x="6.715cm" svg:y="8.42cm">
          <draw:text-box>
            <text:p text:style-name="P4"><text:span text:style-name="T2">6</text:span></text:p>
          </draw:text-box>
        </draw:frame>
        <draw:frame draw:style-name="gr10" draw:text-style-name="P4" draw:layer="layout" svg:width="0.739cm" svg:height="0.725cm" svg:x="11.16cm" svg:y="9.165cm">
          <draw:text-box>
            <text:p text:style-name="P4"><text:span text:style-name="T2">7</text:span></text:p>
          </draw:text-box>
        </draw:frame>
        <draw:frame draw:style-name="gr10" draw:text-style-name="P4" draw:layer="layout" svg:width="0.739cm" svg:height="0.725cm" svg:x="16.401cm" svg:y="11.54cm">
          <draw:text-box>
            <text:p text:style-name="P4"><text:span text:style-name="T2">8</text:span></text:p>
          </draw:text-box>
        </draw:frame>
        <draw:frame draw:style-name="gr10" draw:text-style-name="P4" draw:layer="layout" svg:width="0.739cm" svg:height="0.725cm" svg:x="12.895cm" svg:y="9.925cm">
          <draw:text-box>
            <text:p text:style-name="P4"><text:span text:style-name="T2">9</text:span></text:p>
          </draw:text-box>
        </draw:frame>
        <draw:frame draw:style-name="gr9" draw:text-style-name="P4" draw:layer="layout" svg:width="0.976cm" svg:height="0.725cm" svg:x="8.279cm" svg:y="11.995cm">
          <draw:text-box>
            <text:p text:style-name="P4"><text:span text:style-name="T2">10</text:span></text:p>
          </draw:text-box>
        </draw:frame>
        <draw:frame draw:style-name="gr1" draw:text-style-name="P2" draw:layer="layout" svg:width="7.555cm" svg:height="0.806cm" svg:x="16.022cm" svg:y="1.635cm">
          <draw:text-box>
            <text:p text:style-name="P1"><text:span text:style-name="T1">1/1/1/1/andreav/CST/customer</text:span></text:p>
          </draw:text-box>
        </draw:frame>
        <draw:line draw:style-name="gr2" draw:text-style-name="P3" draw:layer="layout" svg:x1="18.8cm" svg:y1="2.84cm" svg:x2="18.8cm" svg:y2="17.08cm">
          <text:p/>
        </draw:line>
        <draw:custom-shape draw:style-name="gr3" draw:text-style-name="P3" xml:id="id15" draw:id="id15" draw:layer="layout" svg:width="0.426cm" svg:height="0.439cm" svg:x="18.58cm" svg:y="13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2.159cm" svg:y1="12.066cm" svg:x2="18.58cm" svg:y2="13.481cm" draw:start-shape="id10" draw:start-glue-point="9" draw:end-shape="id15" draw:end-glue-point="6" svg:d="m12159 12066 6421 1415">
          <text:p/>
        </draw:connector>
        <draw:frame draw:style-name="gr6" draw:text-style-name="P2" draw:layer="layout" svg:width="3.067cm" svg:height="0.806cm" svg:x="18.888cm" svg:y="12.43cm">
          <draw:text-box>
            <text:p text:style-name="P1"><text:span text:style-name="T1">LIV/Drop.B</text:span></text:p>
          </draw:text-box>
        </draw:frame>
        <draw:frame draw:style-name="gr9" draw:text-style-name="P4" draw:layer="layout" svg:width="0.947cm" svg:height="0.725cm" svg:x="17.169cm" svg:y="13.61cm">
          <draw:text-box>
            <text:p text:style-name="P4"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965cm" fo:margin-left="1cm" fo:margin-right="3.75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1:49:59</meta:creation-date>
    <dc:date>2012-02-07T12:16:00</dc:date>
    <dc:creator>vallea </dc:creator>
    <meta:editing-duration>PT9M51S</meta:editing-duration>
    <meta:editing-cycles>6</meta:editing-cycles>
    <meta:generator>LibreOffice/3.3$Linux LibreOffice_project/330m19$Build-301</meta:generator>
    <meta:document-statistic meta:object-count="56"/>
  </office:meta>
</office:document-meta>
</file>